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6835in"/>
    </style:style>
    <style:style style:name="co21" style:family="table-column">
      <style:table-column-properties fo:break-before="auto" style:column-width="1.0165in"/>
    </style:style>
    <style:style style:name="co22" style:family="table-column">
      <style:table-column-properties fo:break-before="auto" style:column-width="1.1008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9335in"/>
    </style:style>
    <style:style style:name="co25" style:family="table-column">
      <style:table-column-properties fo:break-before="auto" style:column-width="1.7555in"/>
    </style:style>
    <style:style style:name="co26" style:family="table-column">
      <style:table-column-properties fo:break-before="auto" style:column-width="1.672in"/>
    </style:style>
    <style:style style:name="co27" style:family="table-column">
      <style:table-column-properties fo:break-before="auto" style:column-width="1.74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ffff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JPY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JPY"/>
          <table:table-cell table:formula="=HYPERLINK(&quot;#B1 Tax.a23:z23&quot;; 101.0000000000000000)" table:style-name="transparent_JPY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JPY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JPY"/>
          <table:table-cell table:formula="=HYPERLINK(&quot;#B2 Tax.a23:z23&quot;; 126.25000000000000000)" table:style-name="transparent_JPY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-2487.33333333333333333333333333)" table:style-name="transparent_JPY"/>
          <table:table-cell table:formula="=HYPERLINK(&quot;#B3 Tax.a42:z42&quot;; &quot;SHORT&quot;)" table:style-name="transparent_default"/>
          <table:table-cell table:formula="=HYPERLINK(&quot;#B3 Tax.a42:z42&quot;; &quot;MOVE&quot;)" table:style-name="transparent_default"/>
          <table:table-cell table:formula="=HYPERLINK(&quot;#B3 Tax.a42:z42&quot;; 0.91000000000)" table:style-name="transparent_crypto"/>
          <table:table-cell table:formula="=HYPERLINK(&quot;#B3 Tax.a42:z42&quot;; 10374.0000000000000000)" table:style-name="transparent_JPY"/>
          <table:table-cell table:formula="=HYPERLINK(&quot;#B3 Tax.a42:z42&quot;; 12861.33333333333333333333333333)" table:style-name="transparent_JPY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603.333333333333333333333333330)" table:style-name="transparent_JPY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00000000000)" table:style-name="transparent_JPY"/>
          <table:table-cell table:formula="=HYPERLINK(&quot;#B3 Tax.a35:z35&quot;; 37396.66666666666666666666666667)" table:style-name="transparent_JPY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JPY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JPY"/>
          <table:table-cell table:formula="=HYPERLINK(&quot;#B3 Tax.a35:z35&quot;; 0)" table:style-name="transparent_JPY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JPY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JPY"/>
          <table:table-cell table:formula="=HYPERLINK(&quot;#B3 Tax.a31:z31&quot;; 7400.00000000000)" table:style-name="transparent_JPY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JPY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JPY"/>
          <table:table-cell table:formula="=HYPERLINK(&quot;#B3 Tax.a31:z31&quot;; 3034.00000000000)" table:style-name="transparent_JPY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JPY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JPY"/>
          <table:table-cell table:formula="=HYPERLINK(&quot;#B3 Tax.a31:z31&quot;; 0)" table:style-name="transparent_JPY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JPY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JPY"/>
          <table:table-cell table:formula="=HYPERLINK(&quot;#B4 Tax.a23:z23&quot;; 31.200000000000000000)" table:style-name="transparent_JPY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currency" office:currency="JPY" table:style-name="transparent_JPY"/>
          <table:table-cell office:value="100.0" office:value-type="currency" office:currency="JPY" table:style-name="transparent_JPY"/>
          <table:table-cell office:value="10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currency" office:currency="JPY" table:style-name="taxable_event_JPY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currency" office:currency="JPY" table:style-name="highlighted_JPY"/>
          <table:table-cell office:value="2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currency" office:currency="JPY" table:style-name="taxable_event_JPY"/>
          <table:table-cell office:value="101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JPY"/>
          <table:table-cell table:formula="=HYPERLINK(&quot;#B1 In-Out.a10:z10&quot;; 20.00000000000)" table:style-name="taxable_event_JPY"/>
          <table:table-cell table:formula="=HYPERLINK(&quot;#B1 In-Out.a10:z10&quot;; &quot;&quot;)" table:style-name="taxable_event_JPY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JPY"/>
          <table:table-cell table:formula="=HYPERLINK(&quot;#B1 In-Out.a4:z4&quot;; 1.00000000000)" table:style-name="acquired_lot_JPY"/>
          <table:table-cell table:formula="=HYPERLINK(&quot;#B1 In-Out.a4:z4&quot;; 101.0000000000000000)" table:style-name="highlighted_JPY"/>
          <table:table-cell table:formula="=HYPERLINK(&quot;#B1 In-Out.a4:z4&quot;; 10.00000000000)" table:style-name="acquired_lot_JPY"/>
          <table:table-cell table:formula="=HYPERLINK(&quot;#B1 In-Out.a4:z4&quot;; &quot;&quot;)" table:style-name="acquired_lot_JPY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currency" office:currency="JPY" table:style-name="transparent_JPY"/>
          <table:table-cell office:value="100.0" office:value-type="currency" office:currency="JPY" table:style-name="transparent_JPY"/>
          <table:table-cell office:value="10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currency" office:currency="JPY" table:style-name="transparent_JPY"/>
          <table:table-cell office:value="100.0" office:value-type="currency" office:currency="JPY" table:style-name="transparent_JPY"/>
          <table:table-cell office:value="10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currency" office:currency="JPY" table:style-name="taxable_event_JPY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currency" office:currency="JPY" table:style-name="highlighted_JPY"/>
          <table:table-cell office:value="0.5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currency" office:currency="JPY" table:style-name="taxable_event_JPY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currency" office:currency="JPY" table:style-name="highlighted_JPY"/>
          <table:table-cell office:value="2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currency" office:currency="JPY" table:style-name="taxable_event_JPY"/>
          <table:table-cell office:value="126.25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JPY"/>
          <table:table-cell table:formula="=HYPERLINK(&quot;#B2 In-Out.a11:z11&quot;; 20.00000000000)" table:style-name="taxable_event_JPY"/>
          <table:table-cell table:formula="=HYPERLINK(&quot;#B2 In-Out.a11:z11&quot;; &quot;&quot;)" table:style-name="taxable_event_JPY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JPY"/>
          <table:table-cell table:formula="=HYPERLINK(&quot;#B2 In-Out.a4:z4&quot;; 0.2500000000000)" table:style-name="acquired_lot_JPY"/>
          <table:table-cell table:formula="=HYPERLINK(&quot;#B2 In-Out.a4:z4&quot;; 25.25000000000000000)" table:style-name="highlighted_JPY"/>
          <table:table-cell table:formula="=HYPERLINK(&quot;#B2 In-Out.a4:z4&quot;; 1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JPY"/>
          <table:table-cell table:formula="=HYPERLINK(&quot;#B2 In-Out.a12:z12&quot;; 20.00000000000)" table:style-name="taxable_event_alt_JPY"/>
          <table:table-cell table:formula="=HYPERLINK(&quot;#B2 In-Out.a12:z12&quot;; &quot;&quot;)" table:style-name="taxable_event_alt_JPY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JPY"/>
          <table:table-cell table:formula="=HYPERLINK(&quot;#B2 In-Out.a4:z4&quot;; 0.7500000000000)" table:style-name="acquired_lot_JPY"/>
          <table:table-cell table:formula="=HYPERLINK(&quot;#B2 In-Out.a4:z4&quot;; 75.75000000000000000)" table:style-name="highlighted_JPY"/>
          <table:table-cell table:formula="=HYPERLINK(&quot;#B2 In-Out.a4:z4&quot;; 10.00000000000)" table:style-name="acquired_lot_JPY"/>
          <table:table-cell table:formula="=HYPERLINK(&quot;#B2 In-Out.a4:z4&quot;; &quot;&quot;)" table:style-name="acquired_lot_JPY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JPY"/>
          <table:table-cell table:formula="=HYPERLINK(&quot;#B2 In-Out.a12:z12&quot;; 20.00000000000)" table:style-name="taxable_event_alt_JPY"/>
          <table:table-cell table:formula="=HYPERLINK(&quot;#B2 In-Out.a12:z12&quot;; &quot;&quot;)" table:style-name="taxable_event_alt_JPY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JPY"/>
          <table:table-cell table:formula="=HYPERLINK(&quot;#B2 In-Out.a5:z5&quot;; 0.2500000000000)" table:style-name="acquired_lot_alt_JPY"/>
          <table:table-cell table:formula="=HYPERLINK(&quot;#B2 In-Out.a5:z5&quot;; 25.25000000000000000)" table:style-name="highlighted_JPY"/>
          <table:table-cell table:formula="=HYPERLINK(&quot;#B2 In-Out.a5:z5&quot;; 10.00000000000)" table:style-name="acquired_lot_alt_JPY"/>
          <table:table-cell table:formula="=HYPERLINK(&quot;#B2 In-Out.a5:z5&quot;; &quot;&quot;)" table:style-name="acquired_lot_alt_JPY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currency" office:currency="JPY" table:style-name="transparent_JPY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currency" office:currency="JPY" table:style-name="transparent_JPY"/>
          <table:table-cell office:value="11000.0" office:value-type="currency" office:currency="JPY" table:style-name="transparent_JPY"/>
          <table:table-cell office:value="111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currency" office:currency="JPY" table:style-name="taxable_event_JPY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currency" office:currency="JPY" table:style-name="taxable_event_JPY"/>
          <table:table-cell office:value="12000.0" office:value-type="currency" office:currency="JPY" table:style-name="taxable_event_JPY"/>
          <table:table-cell office:value="1200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currency" office:currency="JPY" table:style-name="taxable_event_border_JPY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currency" office:currency="JPY" table:style-name="taxable_event_border_JPY"/>
          <table:table-cell office:value="13000.0" office:value-type="currency" office:currency="JPY" table:style-name="taxable_event_border_JPY"/>
          <table:table-cell office:value="13000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currency" office:currency="JPY" table:style-name="transparent_JPY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currency" office:currency="JPY" table:style-name="transparent_JPY"/>
          <table:table-cell office:value="42000.0" office:value-type="currency" office:currency="JPY" table:style-name="transparent_JPY"/>
          <table:table-cell office:value="424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currency" office:currency="JPY" table:style-name="transparent_JPY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currency" office:currency="JPY" table:style-name="transparent_JPY"/>
          <table:table-cell office:value="75000.0" office:value-type="currency" office:currency="JPY" table:style-name="transparent_JPY"/>
          <table:table-cell office:value="75500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currency" office:currency="JPY" table:style-name="taxable_event_border_JPY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currency" office:currency="JPY" table:style-name="highlighted_border_JPY"/>
          <table:table-cell office:value="0.0" office:value-type="currency" office:currency="JPY" table:style-name="taxable_event_border_JPY"/>
          <table:table-cell office:value-type="string" table:style-name="taxable_event_border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currency" office:currency="JPY" table:style-name="taxable_event_JPY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currency" office:currency="JPY" table:style-name="highlighted_JPY"/>
          <table:table-cell office:value="0.0" office:value-type="currency" office:currency="JPY" table:style-name="taxable_event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currency" office:currency="JPY" table:style-name="taxable_event_JPY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currency" office:currency="JPY" table:style-name="highlighted_JPY"/>
          <table:table-cell office:value="14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currency" office:currency="JPY" table:style-name="taxable_event_JPY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currency" office:currency="JPY" table:style-name="taxable_event_border_JPY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currency" office:currency="JPY" table:style-name="highlighted_border_JPY"/>
          <table:table-cell office:value-type="string" table:style-name="taxable_event_border_JPY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currency" office:currency="JPY" table:style-name="taxable_event_JPY"/>
          <table:table-cell office:value="12861.333333333334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03.3333333333333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currency" office:currency="JPY" table:style-name="taxable_event_border_JPY"/>
          <table:table-cell office:value="37396.666666666664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currency" office:currency="JPY" table:style-name="bold_border_JPY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currency" office:currency="JPY" table:style-name="taxable_event_border_JPY"/>
          <table:table-cell office:value="7400.0" office:value-type="currency" office:currency="JPY" table:style-name="acquired_lot_border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currency" office:currency="JPY" table:style-name="taxable_event_JPY"/>
          <table:table-cell office:value="3034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currency" office:currency="JPY" table:style-name="taxable_event_JPY"/>
          <table:table-cell office:value="0.0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JPY"/>
          <table:table-cell table:formula="=HYPERLINK(&quot;#B3 In-Out.a14:z14&quot;; 10000.00000000000)" table:style-name="taxable_event_JPY"/>
          <table:table-cell table:formula="=HYPERLINK(&quot;#B3 In-Out.a14:z14&quot;; &quot;&quot;)" table:style-name="taxable_event_JPY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JPY"/>
          <table:table-cell table:formula="=HYPERLINK(&quot;#B3 In-Out.a4:z4&quot;; 33.33333333333333333333333333333)" table:style-name="acquired_lot_JPY"/>
          <table:table-cell table:formula="=HYPERLINK(&quot;#B3 In-Out.a4:z4&quot;; 3700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JPY"/>
          <table:table-cell table:formula="=HYPERLINK(&quot;#B3 In-Out.a15:z15&quot;; 11000.00000000000)" table:style-name="taxable_event_alt_JPY"/>
          <table:table-cell table:formula="=HYPERLINK(&quot;#B3 In-Out.a15:z15&quot;; &quot;&quot;)" table:style-name="taxable_event_alt_JPY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JPY"/>
          <table:table-cell table:formula="=HYPERLINK(&quot;#B3 In-Out.a4:z4&quot;; 33.33333333333333333333333333333)" table:style-name="acquired_lot_JPY"/>
          <table:table-cell table:formula="=HYPERLINK(&quot;#B3 In-Out.a4:z4&quot;; 3700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JPY"/>
          <table:table-cell table:formula="=HYPERLINK(&quot;#B3 In-Out.a24:z24&quot;; 14400.00000000000)" table:style-name="taxable_event_JPY"/>
          <table:table-cell table:formula="=HYPERLINK(&quot;#B3 In-Out.a24:z24&quot;; &quot;&quot;)" table:style-name="taxable_event_JPY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JPY"/>
          <table:table-cell table:formula="=HYPERLINK(&quot;#B3 In-Out.a4:z4&quot;; 27.33333333333333333333333333333)" table:style-name="acquired_lot_JPY"/>
          <table:table-cell table:formula="=HYPERLINK(&quot;#B3 In-Out.a4:z4&quot;; 3034.00000000000)" table:style-name="highlighted_JPY"/>
          <table:table-cell table:formula="=HYPERLINK(&quot;#B3 In-Out.a4:z4&quot;; 11000.00000000000)" table:style-name="acquired_lot_JPY"/>
          <table:table-cell table:formula="=HYPERLINK(&quot;#B3 In-Out.a4:z4&quot;; &quot;&quot;)" table:style-name="acquired_lot_JPY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JPY"/>
          <table:table-cell table:formula="=HYPERLINK(&quot;#B3 In-Out.a5:z5&quot;; 12000.00000000000)" table:style-name="taxable_event_alt_JPY"/>
          <table:table-cell table:formula="=HYPERLINK(&quot;#B3 In-Out.a5:z5&quot;; &quot;&quot;)" table:style-name="taxable_event_alt_JPY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JPY"/>
          <table:table-cell table:formula="=HYPERLINK(&quot;#B3 In-Out.a16:z16&quot;; 12000.00000000000)" table:style-name="taxable_event_border_JPY"/>
          <table:table-cell table:formula="=HYPERLINK(&quot;#B3 In-Out.a16:z16&quot;; &quot;&quot;)" table:style-name="taxable_event_border_JPY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JPY"/>
          <table:table-cell table:formula="=HYPERLINK(&quot;#B3 In-Out.a4:z4&quot;; 6.0000000000000)" table:style-name="acquired_lot_border_JPY"/>
          <table:table-cell table:formula="=HYPERLINK(&quot;#B3 In-Out.a4:z4&quot;; 666.00000000000)" table:style-name="highlighted_border_JPY"/>
          <table:table-cell table:formula="=HYPERLINK(&quot;#B3 In-Out.a4:z4&quot;; 11000.00000000000)" table:style-name="acquired_lot_border_JPY"/>
          <table:table-cell table:formula="=HYPERLINK(&quot;#B3 In-Out.a4:z4&quot;; &quot;&quot;)" table:style-name="acquired_lot_border_JPY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JPY"/>
          <table:table-cell table:formula="=HYPERLINK(&quot;#B3 In-Out.a16:z16&quot;; 12000.00000000000)" table:style-name="taxable_event_JPY"/>
          <table:table-cell table:formula="=HYPERLINK(&quot;#B3 In-Out.a16:z16&quot;; &quot;&quot;)" table:style-name="taxable_event_JPY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JPY"/>
          <table:table-cell table:formula="=HYPERLINK(&quot;#B3 In-Out.a5:z5&quot;; 0.00)" table:style-name="acquired_lot_alt_JPY"/>
          <table:table-cell table:formula="=HYPERLINK(&quot;#B3 In-Out.a5:z5&quot;; 9840.0000000000000000)" table:style-name="highlighted_JPY"/>
          <table:table-cell table:formula="=HYPERLINK(&quot;#B3 In-Out.a5:z5&quot;; 12000.00000000000)" table:style-name="acquired_lot_alt_JPY"/>
          <table:table-cell table:formula="=HYPERLINK(&quot;#B3 In-Out.a5:z5&quot;; &quot;&quot;)" table:style-name="acquired_lot_alt_JPY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JPY"/>
          <table:table-cell table:formula="=HYPERLINK(&quot;#B3 In-Out.a6:z6&quot;; 13000.00000000000)" table:style-name="taxable_event_alt_JPY"/>
          <table:table-cell table:formula="=HYPERLINK(&quot;#B3 In-Out.a6:z6&quot;; &quot;&quot;)" table:style-name="taxable_event_alt_JPY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JPY"/>
          <table:table-cell table:formula="=HYPERLINK(&quot;#B3 In-Out.a17:z17&quot;; 13000.00000000000)" table:style-name="taxable_event_JPY"/>
          <table:table-cell table:formula="=HYPERLINK(&quot;#B3 In-Out.a17:z17&quot;; &quot;&quot;)" table:style-name="taxable_event_JPY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JPY"/>
          <table:table-cell table:formula="=HYPERLINK(&quot;#B3 In-Out.a5:z5&quot;; 0.00)" table:style-name="acquired_lot_alt_JPY"/>
          <table:table-cell table:formula="=HYPERLINK(&quot;#B3 In-Out.a5:z5&quot;; 2160.0000000000000000)" table:style-name="highlighted_JPY"/>
          <table:table-cell table:formula="=HYPERLINK(&quot;#B3 In-Out.a5:z5&quot;; 12000.00000000000)" table:style-name="acquired_lot_alt_JPY"/>
          <table:table-cell table:formula="=HYPERLINK(&quot;#B3 In-Out.a5:z5&quot;; &quot;&quot;)" table:style-name="acquired_lot_alt_JPY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JPY"/>
          <table:table-cell table:formula="=HYPERLINK(&quot;#B3 In-Out.a17:z17&quot;; 13000.00000000000)" table:style-name="taxable_event_JPY"/>
          <table:table-cell table:formula="=HYPERLINK(&quot;#B3 In-Out.a17:z17&quot;; &quot;&quot;)" table:style-name="taxable_event_JPY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JPY"/>
          <table:table-cell table:formula="=HYPERLINK(&quot;#B3 In-Out.a6:z6&quot;; 0.00)" table:style-name="acquired_lot_JPY"/>
          <table:table-cell table:formula="=HYPERLINK(&quot;#B3 In-Out.a6:z6&quot;; 10660.000000000000000)" table:style-name="highlighted_JPY"/>
          <table:table-cell table:formula="=HYPERLINK(&quot;#B3 In-Out.a6:z6&quot;; 13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JPY"/>
          <table:table-cell table:formula="=HYPERLINK(&quot;#B3 In-Out.a18:z18&quot;; 14000.00000000000)" table:style-name="taxable_event_alt_JPY"/>
          <table:table-cell table:formula="=HYPERLINK(&quot;#B3 In-Out.a18:z18&quot;; &quot;&quot;)" table:style-name="taxable_event_alt_JPY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JPY"/>
          <table:table-cell table:formula="=HYPERLINK(&quot;#B3 In-Out.a6:z6&quot;; 0.00)" table:style-name="acquired_lot_JPY"/>
          <table:table-cell table:formula="=HYPERLINK(&quot;#B3 In-Out.a6:z6&quot;; 2340.0000000000000000)" table:style-name="highlighted_JPY"/>
          <table:table-cell table:formula="=HYPERLINK(&quot;#B3 In-Out.a6:z6&quot;; 13000.00000000000)" table:style-name="acquired_lot_JPY"/>
          <table:table-cell table:formula="=HYPERLINK(&quot;#B3 In-Out.a6:z6&quot;; &quot;&quot;)" table:style-name="acquired_lot_JPY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JPY"/>
          <table:table-cell table:formula="=HYPERLINK(&quot;#B3 In-Out.a18:z18&quot;; 14000.00000000000)" table:style-name="taxable_event_alt_JPY"/>
          <table:table-cell table:formula="=HYPERLINK(&quot;#B3 In-Out.a18:z18&quot;; &quot;&quot;)" table:style-name="taxable_event_alt_JPY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JPY"/>
          <table:table-cell table:formula="=HYPERLINK(&quot;#B3 In-Out.a7:z7&quot;; 110.6666666666666666666666666667)" table:style-name="acquired_lot_alt_JPY"/>
          <table:table-cell table:formula="=HYPERLINK(&quot;#B3 In-Out.a7:z7&quot;; 11730.66666666666666666666666667)" table:style-name="highlighted_JPY"/>
          <table:table-cell table:formula="=HYPERLINK(&quot;#B3 In-Out.a7:z7&quot;; 14000.00000000000)" table:style-name="acquired_lot_alt_JPY"/>
          <table:table-cell table:formula="=HYPERLINK(&quot;#B3 In-Out.a7:z7&quot;; &quot;&quot;)" table:style-name="acquired_lot_alt_JPY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currency" office:currency="JPY" table:style-name="transparent_border_JPY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JPY"/>
          <table:table-cell table:formula="=HYPERLINK(&quot;#B3 In-Out.a25:z25&quot;; 11400.00000000000)" table:style-name="taxable_event_border_JPY"/>
          <table:table-cell table:formula="=HYPERLINK(&quot;#B3 In-Out.a25:z25&quot;; &quot;&quot;)" table:style-name="taxable_event_border_JPY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JPY"/>
          <table:table-cell table:formula="=HYPERLINK(&quot;#B3 In-Out.a7:z7&quot;; 121.3333333333333333333333333333)" table:style-name="acquired_lot_alt_border_JPY"/>
          <table:table-cell table:formula="=HYPERLINK(&quot;#B3 In-Out.a7:z7&quot;; 12861.33333333333333333333333333)" table:style-name="highlighted_border_JPY"/>
          <table:table-cell table:formula="=HYPERLINK(&quot;#B3 In-Out.a7:z7&quot;; 14000.00000000000)" table:style-name="acquired_lot_alt_border_JPY"/>
          <table:table-cell table:formula="=HYPERLINK(&quot;#B3 In-Out.a7:z7&quot;; &quot;&quot;)" table:style-name="acquired_lot_alt_border_JPY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currency" office:currency="JPY" table:style-name="transparent_JPY"/>
          <table:table-cell office:value="10.0" office:value-type="currency" office:currency="JPY" table:style-name="transparent_JPY"/>
          <table:table-cell office:value="1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currency" office:currency="JPY" table:style-name="transparent_JPY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currency" office:currency="JPY" table:style-name="transparent_JPY"/>
          <table:table-cell office:value="100.0" office:value-type="currency" office:currency="JPY" table:style-name="transparent_JPY"/>
          <table:table-cell office:value="101.0" office:value-type="currency" office:currency="JPY" table:style-name="transparent_JPY"/>
          <table:table-cell office:value-type="string" table:style-name="transparent_JPY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currency" office:currency="JPY" table:style-name="taxable_event_JPY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currency" office:currency="JPY" table:style-name="taxable_event_JPY"/>
          <table:table-cell office:value="60.0" office:value-type="currency" office:currency="JPY" table:style-name="highlighted_JPY"/>
          <table:table-cell office:value-type="string" table:style-name="taxable_event_JPY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currency" office:currency="JPY" table:style-name="bold_JPY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currency" office:currency="JPY" table:style-name="taxable_event_JPY"/>
          <table:table-cell office:value="31.2" office:value-type="currency" office:currency="JPY" table:style-name="acquired_lo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currency" office:currency="JPY" table:style-name="transparent_JPY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JPY"/>
          <table:table-cell table:formula="=HYPERLINK(&quot;#B4 In-Out.a11:z11&quot;; 20.00000000000)" table:style-name="taxable_event_JPY"/>
          <table:table-cell table:formula="=HYPERLINK(&quot;#B4 In-Out.a11:z11&quot;; &quot;&quot;)" table:style-name="taxable_event_JPY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JPY"/>
          <table:table-cell table:formula="=HYPERLINK(&quot;#B4 In-Out.a4:z4&quot;; 1.00000000000)" table:style-name="acquired_lot_JPY"/>
          <table:table-cell table:formula="=HYPERLINK(&quot;#B4 In-Out.a4:z4&quot;; 11.000000000000000000)" table:style-name="highlighted_JPY"/>
          <table:table-cell table:formula="=HYPERLINK(&quot;#B4 In-Out.a4:z4&quot;; 10.00000000000)" table:style-name="acquired_lot_JPY"/>
          <table:table-cell table:formula="=HYPERLINK(&quot;#B4 In-Out.a4:z4&quot;; &quot;&quot;)" table:style-name="acquired_lot_JPY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currency" office:currency="JPY" table:style-name="transparent_JPY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JPY"/>
          <table:table-cell table:formula="=HYPERLINK(&quot;#B4 In-Out.a11:z11&quot;; 20.00000000000)" table:style-name="taxable_event_JPY"/>
          <table:table-cell table:formula="=HYPERLINK(&quot;#B4 In-Out.a11:z11&quot;; &quot;&quot;)" table:style-name="taxable_event_JPY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JPY"/>
          <table:table-cell table:formula="=HYPERLINK(&quot;#B4 In-Out.a5:z5&quot;; 0.200000000000)" table:style-name="acquired_lot_alt_JPY"/>
          <table:table-cell table:formula="=HYPERLINK(&quot;#B4 In-Out.a5:z5&quot;; 20.20000000000000000)" table:style-name="highlighted_JPY"/>
          <table:table-cell table:formula="=HYPERLINK(&quot;#B4 In-Out.a5:z5&quot;; 10.00000000000)" table:style-name="acquired_lot_alt_JPY"/>
          <table:table-cell table:formula="=HYPERLINK(&quot;#B4 In-Out.a5:z5&quot;; &quot;&quot;)" table:style-name="acquired_lot_alt_JPY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JPY" style:display-name="transparent_JPY" style:family="table-cell" style:parent-style-name="transparent_5f_USD" style:data-style-name="N125">
      <style:text-properties style:language-asian="ja" style:country-asian="JP"/>
    </style:style>
    <style:style style:name="transparent_5f_border_5f_JPY" style:display-name="transparent_border_JPY" style:family="table-cell" style:parent-style-name="transparent_5f_border_5f_USD" style:data-style-name="N125">
      <style:text-properties style:language-asian="ja" style:country-asian="JP"/>
    </style:style>
    <style:style style:name="taxable_5f_event_5f_JPY" style:display-name="taxable_event_JPY" style:family="table-cell" style:parent-style-name="taxable_5f_event_5f_USD" style:data-style-name="N125">
      <style:text-properties style:language-asian="ja" style:country-asian="JP"/>
    </style:style>
    <style:style style:name="taxable_5f_event_5f_border_5f_JPY" style:display-name="taxable_event_border_JPY" style:family="table-cell" style:parent-style-name="taxable_5f_event_5f_border_5f_USD" style:data-style-name="N125">
      <style:text-properties style:language-asian="ja" style:country-asian="JP"/>
    </style:style>
    <style:style style:name="taxable_5f_event_5f_alt_5f_JPY" style:display-name="taxable_event_alt_JPY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JPY" style:display-name="taxable_event_alt_border_JPY" style:family="table-cell" style:parent-style-name="taxable_5f_event_5f_alt_5f_border_5f_USD" style:data-style-name="N125">
      <style:text-properties style:language-asian="ja" style:country-asian="JP"/>
    </style:style>
    <style:style style:name="acquired_5f_lot_5f_JPY" style:display-name="acquired_lot_JPY" style:family="table-cell" style:parent-style-name="acquired_5f_lot_5f_USD" style:data-style-name="N125">
      <style:text-properties style:language-asian="ja" style:country-asian="JP"/>
    </style:style>
    <style:style style:name="acquired_5f_lot_5f_border_5f_JPY" style:display-name="acquired_lot_border_JPY" style:family="table-cell" style:parent-style-name="acquired_5f_lot_5f_border_5f_USD" style:data-style-name="N125">
      <style:text-properties style:language-asian="ja" style:country-asian="JP"/>
    </style:style>
    <style:style style:name="acquired_5f_lot_5f_alt_5f_JPY" style:display-name="acquired_lot_alt_JPY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JPY" style:display-name="acquired_lot_alt_border_JPY" style:family="table-cell" style:parent-style-name="acquired_5f_lot_5f_alt_5f_border_5f_USD" style:data-style-name="N125">
      <style:text-properties style:language-asian="ja" style:country-asian="JP"/>
    </style:style>
    <style:style style:name="highlighted_5f_JPY" style:display-name="highlighted_JPY" style:family="table-cell" style:parent-style-name="highlighted_5f_USD" style:data-style-name="N125">
      <style:text-properties style:language-asian="ja" style:country-asian="JP"/>
    </style:style>
    <style:style style:name="highlighted_5f_border_5f_JPY" style:display-name="highlighted_border_JPY" style:family="table-cell" style:parent-style-name="highlighted_5f_border_5f_USD" style:data-style-name="N125">
      <style:text-properties style:language-asian="ja" style:country-asian="JP"/>
    </style:style>
    <style:style style:name="taxable_5f_event_5f_note_5f_JPY" style:display-name="taxable_event_note_JPY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JPY" style:display-name="taxable_event_note_border_JPY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JPY" style:display-name="acquired_lot_note_JPY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JPY" style:display-name="acquired_lot_note_border_JPY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JPY" style:display-name="bold_JPY" style:family="table-cell" style:parent-style-name="bold_5f_USD" style:data-style-name="N125">
      <style:text-properties style:language-asian="ja" style:country-asian="JP"/>
    </style:style>
    <style:style style:name="bold_5f_border_5f_JPY" style:display-name="bold_border_JPY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5T16:33:02.380759</dc:date>
    <meta:editing-duration>P1DT11H18M43S</meta:editing-duration>
    <meta:editing-cycles>119</meta:editing-cycles>
    <meta:generator>http://pypi.python.org/pypi/ezodf/0.1.0$Python3.10.6 (main, Nov 14 2022, 16:10:14) [GCC 11.3.0]</meta:generator>
    <dc:creator>Neal Chambers</dc:creator>
    <meta:document-statistic meta:table-count="3" meta:cell-count="116" meta:object-count="0"/>
  </office:meta>
</office:document-meta>
</file>